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42f" officeooo:paragraph-rsid="0003942f"/>
    </style:style>
    <style:style style:name="P2" style:family="paragraph" style:parent-style-name="Standard">
      <style:text-properties officeooo:paragraph-rsid="0003942f"/>
    </style:style>
    <style:style style:name="T1" style:family="text">
      <style:text-properties officeooo:rsid="0003942f"/>
    </style:style>
    <style:style style:name="T2" style:family="text">
      <style:text-properties fo:font-size="10.5pt"/>
    </style:style>
    <style:style style:name="T3" style:family="text">
      <style:text-properties fo:font-size="10.5pt" officeooo:rsid="00039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安装</text:p>
      <text:p text:style-name="P2"><text:span text:style-name="T1"><text:tab/>1.</text:span><text:span text:style-name="T2">sudo touch eclipse.desktop</text:span></text:p>
      <text:p text:style-name="P2"><text:span text:style-name="T2"><text:tab/></text:span><text:span text:style-name="T3">2.sudo vim eclipse.desktop <text:s/>输入</text:span></text:p>
      <text:p text:style-name="P1"><text:tab/><text:tab/>[Desktop Entry]</text:p>
      <text:p text:style-name="P1"><text:tab/><text:tab/>Encoding=UTF-8</text:p>
      <text:p text:style-name="P1"><text:tab/><text:tab/>Name=Eclipse</text:p>
      <text:p text:style-name="P1"><text:tab/><text:tab/>Comment=Eclipse</text:p>
      <text:p text:style-name="P1"><text:tab/><text:tab/>Exec=/opt/eclipse/eclipse</text:p>
      <text:p text:style-name="P1"><text:tab/><text:tab/>Icon=/opt/eclipse/icon.xpm</text:p>
      <text:p text:style-name="P1"><text:tab/><text:tab/>Terminal=false</text:p>
      <text:p text:style-name="P1"><text:tab/><text:tab/>StartupNotify=true</text:p>
      <text:p text:style-name="P1"><text:tab/><text:tab/>Type=Application</text:p>
      <text:p text:style-name="P1"><text:tab/><text:tab/>Categories=Application;Development;</text:p>
      <text:p text:style-name="P2"><text:span text:style-name="T1"><text:tab/>3.</text:span><text:span text:style-name="T2">sudo chmod u+x eclipse.desktop</text:span></text:p>
      <text:p text:style-name="P2"><text:span text:style-name="T2"><text:tab/></text:span><text:span text:style-name="T3">4.sudo nautilus 改变权限</text:span></text:p>
      <text:p text:style-name="P2"><text:span text:style-name="T3"><text:tab/>5.创建JRE </text:span></text:p>
      <text:p text:style-name="P2"><text:span text:style-name="T3"><text:tab/><text:tab/>1.sudo ln -sf $JRE_HOME jre</text:span></text:p>
      <text:p text:style-name="P2"><text:span text:style-name="T3"><text:tab/><text:tab/>2.ls 查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6:36:56.617218494</meta:creation-date>
    <dc:date>2017-12-30T16:43:04.005281467</dc:date>
    <meta:editing-duration>PT6M8S</meta:editing-duration>
    <meta:editing-cycles>1</meta:editing-cycles>
    <meta:document-statistic meta:table-count="0" meta:image-count="0" meta:object-count="0" meta:page-count="1" meta:paragraph-count="18" meta:word-count="44" meta:character-count="381" meta:non-whitespace-character-count="333"/>
    <meta:generator>LibreOffice/5.3.1.2$Linux_X86_64 LibreOffice_project/30m0$Build-2</meta:generator>
  </office:meta>
</office:document-meta>
</file>